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318d1"/>
    </style:style>
    <style:style style:name="P2" style:family="paragraph" style:parent-style-name="Text_20_body">
      <style:text-properties officeooo:rsid="001318d1"/>
    </style:style>
    <style:style style:name="P3" style:family="paragraph" style:parent-style-name="Text_20_body">
      <style:paragraph-properties fo:text-align="start" style:justify-single-word="false"/>
      <style:text-properties officeooo:rsid="001318d1" officeooo:paragraph-rsid="001318d1"/>
    </style:style>
    <style:style style:name="P4" style:family="paragraph" style:parent-style-name="Text_20_body">
      <style:text-properties officeooo:rsid="001318d1" officeooo:paragraph-rsid="001318d1"/>
    </style:style>
    <style:style style:name="P5" style:family="paragraph" style:parent-style-name="Text_20_body">
      <style:paragraph-properties fo:text-align="start" style:justify-single-word="false"/>
      <style:text-properties officeooo:paragraph-rsid="001318d1"/>
    </style:style>
    <style:style style:name="P6" style:family="paragraph" style:parent-style-name="Text_20_body">
      <style:text-properties officeooo:rsid="0013c775" officeooo:paragraph-rsid="0013c775"/>
    </style:style>
    <style:style style:name="P7" style:family="paragraph" style:parent-style-name="Subtitle">
      <style:paragraph-properties fo:text-align="start" style:justify-single-word="false"/>
      <style:text-properties officeooo:rsid="001318d1" officeooo:paragraph-rsid="001318d1"/>
    </style:style>
    <style:style style:name="P8" style:family="paragraph" style:parent-style-name="Text_20_body">
      <style:paragraph-properties fo:text-align="start" style:justify-single-word="false"/>
      <style:text-properties officeooo:rsid="001318d1" officeooo:paragraph-rsid="001318d1"/>
    </style:style>
    <style:style style:name="P9" style:family="paragraph" style:parent-style-name="Text_20_body" style:list-style-name="L1">
      <style:paragraph-properties fo:text-align="start" style:justify-single-word="false"/>
      <style:text-properties officeooo:rsid="001318d1" officeooo:paragraph-rsid="001318d1"/>
    </style:style>
    <style:style style:name="P10" style:family="paragraph" style:parent-style-name="Text_20_body" style:list-style-name="L2">
      <style:text-properties officeooo:rsid="0013c775" officeooo:paragraph-rsid="0013c775"/>
    </style:style>
    <style:style style:name="P11" style:family="paragraph" style:parent-style-name="Text_20_body" style:list-style-name="L3">
      <style:text-properties officeooo:rsid="00161f40" officeooo:paragraph-rsid="00161f40"/>
    </style:style>
    <style:style style:name="P12" style:family="paragraph" style:parent-style-name="Text_20_body" style:list-style-name="L4">
      <style:paragraph-properties fo:text-align="start" style:justify-single-word="false"/>
      <style:text-properties officeooo:rsid="001a1445" officeooo:paragraph-rsid="001a1445"/>
    </style:style>
    <style:style style:name="T1" style:family="text">
      <style:text-properties officeooo:rsid="001318d1"/>
    </style:style>
    <style:style style:name="T2" style:family="text">
      <style:text-properties officeooo:rsid="0013c775"/>
    </style:style>
    <style:style style:name="T3" style:family="text">
      <style:text-properties officeooo:rsid="0015b472"/>
    </style:style>
    <style:style style:name="T4" style:family="text">
      <style:text-properties fo:font-style="italic" officeooo:rsid="0015b472" style:font-style-asian="italic" style:font-style-complex="italic"/>
    </style:style>
    <style:style style:name="T5" style:family="text">
      <style:text-properties officeooo:rsid="001a14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ide DeadLine QoS Example </text:p>
      <text:p text:style-name="P2"/>
      <text:p text:style-name="P7">Working principle</text:p>
      <text:p text:style-name="P3"/>
      <text:p text:style-name="P3"><text:tab/>Deadline is checked against a constant time period. If deadline time is set to 100ms, every 100ms there will be report indicating which keys inside the topic have missed the deadline.</text:p>
      <text:p text:style-name="P3"><text:tab/>This is done by implementing a period operation that is called every deadline time. This operation checks wether a piece of data has been received since the last operation for each key, and reports an error if it hasn't. This check is based on having a flag for each key which is set to '1' by the onNewDataMessage and reset to '0' after each call to the deadline operation. After an operation all flags return to '0' and will remain in that state until the next call unless a data is received in that time window.</text:p>
      <text:p text:style-name="P5"><text:tab/><text:span text:style-name="T1">Summarizing:</text:span></text:p>
      <text:list xml:id="list1276861023689279266" text:style-name="L1">
        <text:list-item>
          <text:p text:style-name="P9">Each topic has a DeadlineQoS bit flag, which is initialized to zero</text:p>
        </text:list-item>
        <text:list-item>
          <text:p text:style-name="P9">onNewDataMessage sets the flag to '1' when a message is received</text:p>
        </text:list-item>
        <text:list-item>
          <text:p text:style-name="P9">The flag is checked and set back to '0' periodically by a timed function.</text:p>
        </text:list-item>
        <text:list-item>
          <text:p text:style-name="P9">If the flag has not been set between calls to the function the QoS for that key has been missed.</text:p>
        </text:list-item>
      </text:list>
      <text:p text:style-name="P7">Implementation</text:p>
      <text:p text:style-name="P3"/>
      <text:p text:style-name="P4"><text:tab/>The above strategy is implemented by the inclusion of a helper class <text:span text:style-name="T2">which implements:</text:span></text:p>
      <text:list xml:id="list4946657607480745509" text:style-name="L2">
        <text:list-item>
          <text:p text:style-name="P10">A <text:span text:style-name="T5">map</text:span> of flag bits for each key (and corresponding mutex to ensure exclusive access)</text:p>
        </text:list-item>
        <text:list-item>
          <text:p text:style-name="P10">A method for onNewDataMessage to set flags</text:p>
        </text:list-item>
        <text:list-item>
          <text:p text:style-name="P10">A callback function which implements the above menctioned operation.</text:p>
        </text:list-item>
        <text:list-item>
          <text:p text:style-name="P10">A wait() function that activates the QoS process.</text:p>
        </text:list-item>
      </text:list>
      <text:p text:style-name="P6"><text:tab/><text:span text:style-name="T3">This class lives as a member of </text:span><text:span text:style-name="T4">m_listener</text:span><text:span text:style-name="T3"> on the subscriber. It is initialized when constructing m_listener. To use it:</text:span></text:p>
      <text:list xml:id="list8623003694701989265" text:style-name="L3">
        <text:list-item>
          <text:p text:style-name="P11">Update the flag by calling setFlag(key) from within onNewDataMessage</text:p>
        </text:list-item>
        <text:list-item>
          <text:p text:style-name="P11">Launch the QoS check from within the run() method.</text:p>
        </text:list-item>
      </text:list>
      <text:list xml:id="list8321578428371460839" text:style-name="L4">
        <text:list-item>
          <text:p text:style-name="P12">To distinguish between keys, the topic must be correctly configured (see code)</text:p>
        </text:list-item>
        <text:list-item>
          <text:p text:style-name="P12">The operator '&lt;' must be defined to use std::map, hence the mapable_key data typ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3:32:51.681000000</meta:creation-date>
    <dc:date>2016-04-19T09:09:38.365000000</dc:date>
    <meta:editing-duration>PT1H55M32S</meta:editing-duration>
    <meta:editing-cycles>5</meta:editing-cycles>
    <meta:generator>LibreOffice/5.0.5.2$Windows_x86 LibreOffice_project/55b006a02d247b5f7215fc6ea0fde844b30035b3</meta:generator>
    <meta:document-statistic meta:table-count="0" meta:image-count="0" meta:object-count="0" meta:page-count="1" meta:paragraph-count="20" meta:word-count="322" meta:character-count="1815" meta:non-whitespace-character-count="1519"/>
  </office:meta>
</office:document-meta>
</file>